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5AEDE00000AEC000011D5839FFE85.svg"/>
  <manifest:file-entry manifest:media-type="image/png" manifest:full-path="Pictures/100002010000006A000000AD0CAB46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x="3.501cm" svg:y="3.986cm" svg:width="9.999cm" svg:height="16.2cm" draw:z-index="0"><draw:image xlink:href="Pictures/100002010000006A000000AD0CAB464E.png" xlink:type="simple" xlink:show="embed" xlink:actuate="onLoad"/><draw:image xlink:href="Pictures/1005AEDE00000AEC000011D5839FFE85.sv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21T09:31:32.03</meta:creation-date>
    <meta:document-statistic meta:table-count="0" meta:image-count="1" meta:object-count="0" meta:page-count="1" meta:paragraph-count="0" meta:word-count="0" meta:character-count="0"/>
    <dc:date>2026-01-21T09:36:20.91</dc:date>
    <meta:editing-duration>PT4M50S</meta:editing-duration>
    <meta:editing-cycles>1</meta:editing-cycles>
    <meta:generator>OpenOffice/4.1.11$Win32 OpenOffice.org_project/4111m1$Build-9808</meta:generator>
  </office:meta>
</office:document-meta>
</file>